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power-usage'.B:.B])" office:value-type="float" office:value="184.27215" calcext:value-type="float">
            <text:p>184.27215</text:p>
          </table:table-cell>
          <table:table-cell table:formula="of:=AVERAGE([$'sa-quick-power-usage'.B:.B])" office:value-type="float" office:value="186.667798" calcext:value-type="float">
            <text:p>186.667798</text:p>
          </table:table-cell>
          <table:table-cell table:formula="of:=AVERAGE([$'milp-power-usage'.B:.B])" office:value-type="float" office:value="176.55" calcext:value-type="float">
            <text:p>176.55</text:p>
          </table:table-cell>
          <table:table-cell table:formula="of:=AVERAGE([$'qm-power-usage'.B:.B])" office:value-type="float" office:value="424.95" calcext:value-type="float">
            <text:p>424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power-usage'.B:.B])" office:value-type="float" office:value="1150.95" calcext:value-type="float">
            <text:p>1150.95</text:p>
          </table:table-cell>
          <table:table-cell table:formula="of:=MAX([$'sa-quick-power-usage'.B:.B])" office:value-type="float" office:value="2031.8999" calcext:value-type="float">
            <text:p>2031.899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970" calcext:value-type="float">
            <text:p>97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031.8999" calcext:value-type="float">
            <text:p>2031.899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0:11:10.384471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0:11:29.548236780</dc:date>
    <meta:editing-duration>PT20M23S</meta:editing-duration>
    <meta:editing-cycles>18</meta:editing-cycles>
    <meta:generator>LibreOffice/24.2.2.2$Linux_X86_64 LibreOffice_project/420$Build-2</meta:generator>
    <meta:document-statistic meta:table-count="5" meta:cell-count="8028" meta:object-count="0"/>
  </office:meta>
</office:document-meta>
</file>